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378741f"/>
    </style:style>
    <style:style style:name="P37" style:family="paragraph" style:parent-style-name="Table_20_Contents">
      <style:text-properties officeooo:paragraph-rsid="03d81c7c"/>
    </style:style>
    <style:style style:name="P38" style:family="paragraph" style:parent-style-name="Table_20_Contents">
      <style:text-properties officeooo:paragraph-rsid="03a5c11a"/>
    </style:style>
    <style:style style:name="P39" style:family="paragraph" style:parent-style-name="Preformatted_20_Text">
      <style:text-properties officeooo:paragraph-rsid="03d81c7c"/>
    </style:style>
    <style:style style:name="P40" style:family="paragraph" style:parent-style-name="Preformatted_20_Text">
      <style:text-properties officeooo:paragraph-rsid="03ab86af"/>
    </style:style>
    <style:style style:name="P4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a3caeb"/>
    </style:style>
    <style:style style:name="P4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455c518"/>
    </style:style>
    <style:style style:name="P45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officeooo:paragraph-rsid="038d092b"/>
    </style:style>
    <style:style style:name="P47" style:family="paragraph" style:parent-style-name="Table_20_Contents">
      <style:text-properties officeooo:paragraph-rsid="0453bfb4"/>
    </style:style>
    <style:style style:name="P48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8" style:family="paragraph" style:parent-style-name="Table_20_Contents">
      <style:text-properties officeooo:paragraph-rsid="0108f4cf"/>
    </style:style>
    <style:style style:name="P59" style:family="paragraph" style:parent-style-name="Table_20_Contents">
      <style:text-properties officeooo:paragraph-rsid="0294e861"/>
    </style:style>
    <style:style style:name="P60" style:family="paragraph" style:parent-style-name="Table_20_Contents">
      <style:text-properties officeooo:paragraph-rsid="02b867ce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9" style:family="paragraph" style:parent-style-name="Table_20_Contents">
      <style:text-properties officeooo:paragraph-rsid="02ae0b54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9" style:family="paragraph" style:parent-style-name="Table_20_Contents">
      <style:text-properties officeooo:paragraph-rsid="03dddf35"/>
    </style:style>
    <style:style style:name="P80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officeooo:paragraph-rsid="03efe0f5"/>
    </style:style>
    <style:style style:name="P8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officeooo:paragraph-rsid="038a25fe"/>
    </style:style>
    <style:style style:name="P85" style:family="paragraph" style:parent-style-name="Table_20_Contents">
      <style:text-properties officeooo:paragraph-rsid="0390111d"/>
    </style:style>
    <style:style style:name="P86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8" style:family="paragraph" style:parent-style-name="Table_20_Contents">
      <style:text-properties officeooo:paragraph-rsid="03427071"/>
    </style:style>
    <style:style style:name="P89" style:family="paragraph" style:parent-style-name="Table_20_Contents">
      <style:text-properties officeooo:paragraph-rsid="034a5fa0"/>
    </style:style>
    <style:style style:name="P90" style:family="paragraph" style:parent-style-name="Table_20_Contents">
      <style:text-properties officeooo:paragraph-rsid="0391a834"/>
    </style:style>
    <style:style style:name="P91" style:family="paragraph" style:parent-style-name="Table_20_Contents">
      <style:text-properties officeooo:paragraph-rsid="03017dbe"/>
    </style:style>
    <style:style style:name="P92" style:family="paragraph" style:parent-style-name="Table_20_Contents">
      <style:text-properties officeooo:paragraph-rsid="03ba19bb"/>
    </style:style>
    <style:style style:name="P93" style:family="paragraph" style:parent-style-name="Table_20_Contents">
      <style:text-properties officeooo:paragraph-rsid="031c8ae5"/>
    </style:style>
    <style:style style:name="P94" style:family="paragraph" style:parent-style-name="Table_20_Contents">
      <style:text-properties officeooo:paragraph-rsid="030c3545"/>
    </style:style>
    <style:style style:name="P9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1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2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3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4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6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d964a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officeooo:rsid="03959f64" style:font-name-complex="Courier New"/>
    </style:style>
    <style:style style:name="T134" style:family="text">
      <style:text-properties fo:color="#000000" loext:opacity="100%" style:font-name="Courier New" officeooo:rsid="03b8181e" style:font-name-complex="Courier New"/>
    </style:style>
    <style:style style:name="T135" style:family="text">
      <style:text-properties fo:color="#000000" loext:opacity="100%" style:font-name="Courier New" officeooo:rsid="03d81c7c" style:font-name-complex="Courier New"/>
    </style:style>
    <style:style style:name="T136" style:family="text">
      <style:text-properties fo:color="#000000" loext:opacity="100%" style:font-name="Courier New" officeooo:rsid="03bb832f" style:font-name-complex="Courier New"/>
    </style:style>
    <style:style style:name="T137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4e65362"/>
    </style:style>
    <style:style style:name="T143" style:family="text">
      <style:text-properties officeooo:rsid="04dc5c57"/>
    </style:style>
    <style:style style:name="T144" style:family="text">
      <style:text-properties style:font-name="Courier New" officeooo:rsid="04e65362"/>
    </style:style>
    <style:style style:name="T145" style:family="text">
      <style:text-properties style:font-name="Courier New" officeooo:rsid="04dc5c57"/>
    </style:style>
    <style:style style:name="T146" style:family="text">
      <style:text-properties officeooo:rsid="0277dedb"/>
    </style:style>
    <style:style style:name="T147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officeooo:rsid="023d069c"/>
    </style:style>
    <style:style style:name="T149" style:family="text">
      <style:text-properties officeooo:rsid="021570c6"/>
    </style:style>
    <style:style style:name="T150" style:family="text">
      <style:text-properties officeooo:rsid="02984091"/>
    </style:style>
    <style:style style:name="T151" style:family="text">
      <style:text-properties officeooo:rsid="0298730b"/>
    </style:style>
    <style:style style:name="T152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3" style:family="text">
      <style:text-properties fo:font-style="normal" officeooo:rsid="023ec219" style:font-style-asian="normal" style:font-style-complex="normal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officeooo:rsid="0213f657"/>
    </style:style>
    <style:style style:name="T156" style:family="text">
      <style:text-properties fo:color="#000000" loext:opacity="100%" style:font-name="Courier New" style:font-name-complex="Courier New"/>
    </style:style>
    <style:style style:name="T15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0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5" style:family="text">
      <style:text-properties fo:color="#000000" loext:opacity="100%" style:font-name="Courier New" officeooo:rsid="02b867ce"/>
    </style:style>
    <style:style style:name="T206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3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1" style:family="text">
      <style:text-properties officeooo:rsid="0391a834"/>
    </style:style>
    <style:style style:name="T222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3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4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1" style:family="text">
      <style:text-properties officeooo:rsid="04144748"/>
    </style:style>
    <style:style style:name="T232" style:family="text">
      <style:text-properties officeooo:rsid="0478c748"/>
    </style:style>
    <style:style style:name="T233" style:family="text">
      <style:text-properties fo:font-style="italic" officeooo:rsid="040de640" style:font-style-asian="italic" style:font-style-complex="italic"/>
    </style:style>
    <style:style style:name="T234" style:family="text">
      <style:text-properties fo:font-style="italic" officeooo:rsid="0478c748" style:font-style-asian="italic" style:font-style-complex="italic"/>
    </style:style>
    <style:style style:name="T235" style:family="text">
      <style:text-properties fo:font-style="italic" officeooo:rsid="04125c48" style:font-style-asian="italic" style:font-style-complex="italic"/>
    </style:style>
    <style:style style:name="T236" style:family="text">
      <style:text-properties officeooo:rsid="042d7d17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officeooo:rsid="041182c7" style:font-style-asian="italic" style:font-style-complex="italic"/>
    </style:style>
    <style:style style:name="T239" style:family="text">
      <style:text-properties officeooo:rsid="0424aa9b"/>
    </style:style>
    <style:style style:name="T240" style:family="text">
      <style:text-properties officeooo:rsid="047a4342"/>
    </style:style>
    <style:style style:name="T241" style:family="text">
      <style:text-properties style:font-name="Courier New" officeooo:rsid="040de640"/>
    </style:style>
    <style:style style:name="T242" style:family="text">
      <style:text-properties style:font-name="Courier New" officeooo:rsid="046bdc70"/>
    </style:style>
    <style:style style:name="T243" style:family="text">
      <style:text-properties style:font-name="Courier New" fo:font-weight="normal" officeooo:rsid="040de640" style:font-weight-asian="normal" style:font-weight-complex="normal"/>
    </style:style>
    <style:style style:name="T244" style:family="text">
      <style:text-properties style:font-name="Courier New" fo:font-weight="normal" officeooo:rsid="04283cfb" style:font-weight-asian="normal" style:font-weight-complex="normal"/>
    </style:style>
    <style:style style:name="T245" style:family="text">
      <style:text-properties officeooo:rsid="048a07de"/>
    </style:style>
    <style:style style:name="T246" style:family="text">
      <style:text-properties officeooo:rsid="04546f38"/>
    </style:style>
    <style:style style:name="T247" style:family="text">
      <style:text-properties fo:language="zxx" fo:country="none" style:language-asian="zxx" style:country-asian="none" style:language-complex="zxx" style:country-complex="none"/>
    </style:style>
    <style:style style:name="T24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49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6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13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5"><text:span text:style-name="Source_20_Text"><text:span text:style-name="T12">b64Encode(string);</text:span></text:span></text:p>
            <text:p text:style-name="P35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4">tri</text:span></text:span><text:span text:style-name="Source_20_Text"><text:span text:style-name="T115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apitaliz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odePoints(s</text:span></text:span><text:span text:style-name="Source_20_Text"><text:span text:style-name="T118">t</text:span></text:span><text:span text:style-name="Source_20_Text"><text:span text:style-name="T119">ri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DownFirst(s</text:span></text:span><text:span text:style-name="Source_20_Text"><text:span text:style-name="T120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FromCodePoints(i</text:span></text:span><text:span text:style-name="Source_20_Text"><text:span text:style-name="T121">terator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</text:span></text:span><text:span text:style-name="Source_20_Text"><text:span text:style-name="T122">HTML</text:span></text:span><text:span text:style-name="Source_20_Text"><text:span text:style-name="T12">RemoveTags(string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</text:span></text:span><text:span text:style-name="Source_20_Text"><text:span text:style-name="T123">Un</text:span></text:span><text:span text:style-name="Source_20_Text"><text:span text:style-name="T12">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Proper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 </text:span></text:span></text:p>
            <text:p text:style-name="P33"><text:span text:style-name="Source_20_Text"><text:span text:style-name="T125"/></text:span></text:p>
            <text:p text:style-name="P34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7">ring</text:span></text:span><text:span text:style-name="Source_20_Text"><text:span text:style-name="T12">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">strSplice(</text:span></text:span><text:span text:style-name="Source_20_Text"><text:span text:style-name="T114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6">]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5">s</text:span></text:span><text:span text:style-name="Source_20_Text"><text:span text:style-name="T12">tr</text:span></text:span><text:span text:style-name="Source_20_Text"><text:span text:style-name="T127">T</text:span></text:span><text:span text:style-name="Source_20_Text"><text:span text:style-name="T128">itle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4"><text:span text:style-name="Source_20_Text"><text:span text:style-name="T129">strTruncate(st</text:span></text:span><text:span text:style-name="Source_20_Text"><text:span text:style-name="T119">ring</text:span></text:span><text:span text:style-name="Source_20_Text"><text:span text:style-name="T129">);</text:span></text:span></text:p>
            <text:p text:style-name="P34"><text:span text:style-name="Source_20_Text"><text:span text:style-name="T129"/></text:span></text:p>
            <text:p text:style-name="P34"><text:span text:style-name="Source_20_Text"><text:span text:style-name="T12">strUpFirst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</table:table-cell>
          <table:table-cell table:style-name="Table5.B2" office:value-type="string">
            <text:p text:style-name="P36"><text:span text:style-name="Source_20_Text"><text:span text:style-name="T119"/></text:span></text:p>
            <text:p text:style-name="P36"><text:span text:style-name="Source_20_Text"><text:span text:style-name="T119">a</text:span></text:span><text:span text:style-name="Source_20_Text"><text:span text:style-name="T12">ssert</text:span></text:span><text:span text:style-name="Source_20_Text"><text:span text:style-name="T119">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Tru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7"><text:span text:style-name="Source_20_Text"><text:span text:style-name="T119">assertFals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9"><text:span text:style-name="Source_20_Text"><text:span text:style-name="T131">assertThrows</text:span></text:span><text:span text:style-name="Source_20_Text"><text:span text:style-name="T132">(callback[,message</text:span></text:span><text:span text:style-name="Source_20_Text"><text:span text:style-name="T130">|error</text:span></text:span><text:span text:style-name="Source_20_Text"><text:span text:style-name="T132">]);</text:span></text:span></text:p>
            <text:p text:style-name="P40"><text:span text:style-name="Source_20_Text"><text:span text:style-name="T132"/></text:span></text:p>
            <text:p text:style-name="P41"><text:span text:style-name="Source_20_Text"><text:span text:style-name="T133">assertFail(m</text:span></text:span><text:span text:style-name="Source_20_Text"><text:span text:style-name="T134">essage</text:span></text:span><text:span text:style-name="Source_20_Text"><text:span text:style-name="T135">|</text:span></text:span><text:span text:style-name="Source_20_Text"><text:span text:style-name="T136">error</text:span></text:span><text:span text:style-name="Source_20_Text"><text:span text:style-name="T133">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Equal(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Equal</text:span></text:span><text:span text:style-name="Source_20_Text"><text:span text:style-name="T137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StrictEqual</text:span></text:span><text:span text:style-name="Source_20_Text"><text:span text:style-name="T138">(</text:span></text:span><text:span text:style-name="Source_20_Text"><text:span text:style-name="T119">value1,value2[,</text:span></text:span><text:span text:style-name="Source_20_Text"><text:span text:style-name="T130">message|error</text:span></text:span><text:span text:style-name="Source_20_Text"><text:span text:style-name="T119">]);</text:span></text:span></text:p>
            <text:p text:style-name="P43"/>
            <text:p text:style-name="P44"><text:span text:style-name="Source_20_Text"><text:span text:style-name="T131">assertIs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4"><text:span text:style-name="Source_20_Text"><text:span text:style-name="T131">assertIsNot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2"><text:span text:style-name="Source_20_Text"><text:span text:style-name="T131"/></text:span></text:p>
            <text:p text:style-name="P37"><text:span text:style-name="Source_20_Text"><text:span text:style-name="T131">assertIs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31">assertIsNot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3"><text:span text:style-name="Source_20_Text"><text:span text:style-name="T131"/></text:span></text:p>
            <text:p text:style-name="P37"><text:span text:style-name="Source_20_Text"><text:span text:style-name="T131">asser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41">assertD</text:span></text:span><text:span text:style-name="Source_20_Text"><text:span text:style-name="T131">oesNo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</table:table-cell>
          <table:table-cell table:style-name="Table5.C2" office:value-type="string">
            <text:p text:style-name="P45">sum(value1[,valueN]);</text:p>
            <text:p text:style-name="P45">avg(value1[,valueN]);</text:p>
            <text:p text:style-name="P45">product(value1[,valueN]);</text:p>
            <text:p text:style-name="P45"><text:span text:style-name="T142">mod</text:span><text:span text:style-name="T143">(value1,value2);</text:span></text:p>
            <text:p text:style-name="P45"><text:span text:style-name="Source_20_Text"><text:span text:style-name="T144">re</text:span></text:span><text:span text:style-name="Source_20_Text"><text:span text:style-name="T145">m</text:span></text:span><text:span text:style-name="Source_20_Text"><text:span text:style-name="T145">(value1,value2);</text:span></text:span></text:p>
            <text:p text:style-name="P45">clamp(value,min,max);</text:p>
            <text:p text:style-name="P45"><text:span text:style-name="T146">minmax</text:span>(value,min,max);</text:p>
            <text:p text:style-name="P46"><text:span text:style-name="Source_20_Text"><text:span text:style-name="T12">inRange(value,min,max);</text:span></text:span></text:p>
            <text:p text:style-name="P46"><text:span text:style-name="Source_20_Text"><text:span text:style-name="T147">signbit(value);</text:span></text:span></text:p>
            <text:p text:style-name="P47"><text:span text:style-name="Source_20_Text"><text:span text:style-name="T12">randomInt([max]);</text:span></text:span></text:p>
            <text:p text:style-name="P47"><text:span text:style-name="Source_20_Text"><text:span text:style-name="T12">randomInt(min,max);</text:span></text:span></text:p>
            <text:p text:style-name="P47"><text:span text:style-name="Source_20_Text"><text:span text:style-name="T12">randomFloat([max]);</text:span></text:span></text:p>
            <text:p text:style-name="P47"><text:span text:style-name="Source_20_Text"><text:span text:style-name="T12">randomFloat(min,max);</text:span></text:span></text:p>
            <text:p text:style-name="P48">isEven(value);</text:p>
            <text:p text:style-name="P48">isOdd(valu<text:span text:style-name="T148">e</text:span>);</text:p>
            <text:p text:style-name="P49">isInt8(value);</text:p>
            <text:p text:style-name="P49">isInt16(value);</text:p>
            <text:p text:style-name="P49">isUInt32(value);</text:p>
            <text:p text:style-name="P49">isUInt8(value);</text:p>
            <text:p text:style-name="P49">isUInt16(value);</text:p>
            <text:p text:style-name="P49">isInt32(value);</text:p>
            <text:p text:style-name="P49">isBigInt64(value);</text:p>
            <text:p text:style-name="P50"><text:span text:style-name="T149">i</text:span><text:span text:style-name="T150">s</text:span>BigUInt64(value);</text:p>
            <text:p text:style-name="P50"><text:span text:style-name="T150">is</text:span>Float<text:span text:style-name="T151">16</text:span>(value);</text:p>
            <text:p text:style-name="P47"><text:span text:style-name="Source_20_Text"><text:span text:style-name="T147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7">);</text:span></text:span></text:p>
            <text:p text:style-name="P47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51"><text:span text:style-name="Source_20_Text"><text:span text:style-name="T152">toIntegerOrInfinity(value);</text:span></text:span></text:p>
            <text:p text:style-name="P48"><text:span text:style-name="T153">t</text:span><text:span text:style-name="T154">oInt8(value);</text:span></text:p>
            <text:p text:style-name="P50">toInt16(value);</text:p>
            <text:p text:style-name="P50">toInt32(value);</text:p>
            <text:p text:style-name="P50">toUInt8(value);</text:p>
            <text:p text:style-name="P50">toUInt<text:span text:style-name="T155">1</text:span>6(value);</text:p>
            <text:p text:style-name="P50">toUInt32(value;</text:p>
            <text:p text:style-name="P50">toBigInt64(value);</text:p>
            <text:p text:style-name="P50">toBigUInt64(value);</text:p>
            <text:p text:style-name="P50"><text:span text:style-name="T155">toFloat</text:span><text:span text:style-name="T150">16</text:span><text:span text:style-name="T155">(value);</text:span></text:p>
            <text:p text:style-name="P49"><text:span text:style-name="Source_20_Text"><text:span text:style-name="T156">toFloat32(value);</text:span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57">Collections </text:span></text:span><text:span text:style-name="Source_20_Text"><text:span text:style-name="T158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9">castArray</text:span></text:span><text:span text:style-name="Source_20_Text"><text:span text:style-name="T160">(value);</text:span></text:span></text:p>
            <text:p text:style-name="P55"><text:span text:style-name="Source_20_Text"><text:span text:style-name="T160">compact</text:span></text:span><text:span text:style-name="Source_20_Text"><text:span text:style-name="T161">(iterator);</text:span></text:span></text:p>
            <text:p text:style-name="P55"><text:span text:style-name="Source_20_Text"><text:span text:style-name="T159">arrayDeepClone(array);</text:span></text:span></text:p>
            <text:p text:style-name="P55"><text:span text:style-name="Source_20_Text"><text:span text:style-name="T159">arrayMerge(target,so</text:span></text:span><text:span text:style-name="Source_20_Text"><text:span text:style-name="T162">ur</text:span></text:span><text:span text:style-name="Source_20_Text"><text:span text:style-name="T163">c</text:span></text:span><text:span text:style-name="Source_20_Text"><text:span text:style-name="T159">e</text:span></text:span><text:span text:style-name="Source_20_Text"><text:span text:style-name="T162">1</text:span></text:span><text:span text:style-name="Source_20_Text"><text:span text:style-name="T159">[,</text:span></text:span><text:span text:style-name="Source_20_Text"><text:span text:style-name="T163">s</text:span></text:span><text:span text:style-name="Source_20_Text"><text:span text:style-name="T162">ou</text:span></text:span><text:span text:style-name="Source_20_Text"><text:span text:style-name="T163">r</text:span></text:span><text:span text:style-name="Source_20_Text"><text:span text:style-name="T162">ce</text:span></text:span><text:span text:style-name="Source_20_Text"><text:span text:style-name="T159">N]);</text:span></text:span></text:p>
            <text:p text:style-name="P56"><text:span text:style-name="Source_20_Text"><text:span text:style-name="T164">arrayAdd</text:span></text:span><text:span text:style-name="Source_20_Text"><text:span text:style-name="T159">(array,value);</text:span></text:span></text:p>
            <text:p text:style-name="P56"><text:span text:style-name="Source_20_Text"><text:span text:style-name="T159">arrayClear(array); </text:span></text:span></text:p>
            <text:p text:style-name="P56"><text:span text:style-name="Source_20_Text"><text:span text:style-name="T165">arrayRemove(array,value[,all </text:span></text:span><text:span text:style-name="Source_20_Text"><text:span text:style-name="T166">= false</text:span></text:span><text:span text:style-name="Source_20_Text"><text:span text:style-name="T165">]);</text:span></text:span></text:p>
            <text:p text:style-name="P57"><text:span text:style-name="Source_20_Text"><text:span text:style-name="T165">arrayRemove</text:span></text:span><text:span text:style-name="Source_20_Text"><text:span text:style-name="T167">By</text:span></text:span><text:span text:style-name="Source_20_Text"><text:span text:style-name="T165">(array,c</text:span></text:span><text:span text:style-name="Source_20_Text"><text:span text:style-name="T167">allback</text:span></text:span><text:span text:style-name="Source_20_Text"><text:span text:style-name="T165">[,all</text:span></text:span><text:span text:style-name="Source_20_Text"><text:span text:style-name="T166">=false</text:span></text:span><text:span text:style-name="Source_20_Text"><text:span text:style-name="T165">]);</text:span></text:span></text:p>
            <text:p text:style-name="P58"><text:span text:style-name="Source_20_Text"><text:span text:style-name="T168"/></text:span></text:p>
            <text:p text:style-name="P58"><text:span text:style-name="Source_20_Text"><text:span text:style-name="T168">arrayRange([start=0[,end = </text:span></text:span><text:span text:style-name="Source_20_Text"><text:span text:style-name="T169">99</text:span></text:span><text:span text:style-name="Source_20_Text"><text:span text:style-name="T168">[,step = 1]]]);</text:span></text:span></text:p>
            <text:p text:style-name="P59"><text:span text:style-name="Source_20_Text"><text:span text:style-name="T170">iterRange([start=0[,step=1[,end=Infinity]]]);</text:span></text:span></text:p>
            <text:p text:style-name="P59"><text:span text:style-name="Source_20_Text"><text:span text:style-name="T170"/></text:span></text:p>
            <text:p text:style-name="P60"><text:span text:style-name="Source_20_Text"><text:span text:style-name="T85">arrayCycle(i</text:span></text:span><text:span text:style-name="Source_20_Text"><text:span text:style-name="T171">terator</text:span></text:span><text:span text:style-name="Source_20_Text"><text:span text:style-name="T85">[,n </text:span></text:span><text:span text:style-name="Source_20_Text"><text:span text:style-name="T172">= 100</text:span></text:span><text:span text:style-name="Source_20_Text"><text:span text:style-name="T85">]);</text:span></text:span></text:p>
            <text:p text:style-name="P59"><text:span text:style-name="Source_20_Text"><text:span text:style-name="T170">iterCycle(iter</text:span></text:span><text:span text:style-name="Source_20_Text"><text:span text:style-name="T173">ator</text:span></text:span><text:span text:style-name="Source_20_Text"><text:span text:style-name="T170">[,n </text:span></text:span><text:span text:style-name="Source_20_Text"><text:span text:style-name="T174">= Infinity</text:span></text:span><text:span text:style-name="Source_20_Text"><text:span text:style-name="T170">]);</text:span></text:span></text:p>
            <text:p text:style-name="P61"><text:span text:style-name="Source_20_Text"><text:span text:style-name="T85"/></text:span></text:p>
            <text:p text:style-name="P61"><text:span text:style-name="Source_20_Text"><text:span text:style-name="T85">arrayRepeat(value[,n </text:span></text:span><text:span text:style-name="Source_20_Text"><text:span text:style-name="T175">= 100</text:span></text:span><text:span text:style-name="Source_20_Text"><text:span text:style-name="T85">]);</text:span></text:span></text:p>
            <text:p text:style-name="P59"><text:span text:style-name="Source_20_Text"><text:span text:style-name="T85">iterRepeat(value[,n </text:span></text:span><text:span text:style-name="Source_20_Text"><text:span text:style-name="T174">= Infinity</text:span></text:span><text:span text:style-name="Source_20_Text"><text:span text:style-name="T85">]);</text:span></text:span></text:p>
            <text:p text:style-name="P62"><text:span text:style-name="Source_20_Text"><text:span text:style-name="T176"/></text:span></text:p>
            <text:p text:style-name="P62"><text:span text:style-name="Source_20_Text"><text:span text:style-name="T176">unique(iterator[,resolver]);</text:span></text:span></text:p>
            <text:p text:style-name="P62"><text:span text:style-name="Source_20_Text"><text:span text:style-name="T170">slice(i</text:span></text:span><text:span text:style-name="Source_20_Text"><text:span text:style-name="T171">terator</text:span></text:span><text:span text:style-name="Source_20_Text"><text:span text:style-name="T170">[,begin=0[,end = Infinity]]);</text:span></text:span></text:p>
            <text:p text:style-name="P60"><text:span text:style-name="Source_20_Text"><text:span text:style-name="T170">withOut(i</text:span></text:span><text:span text:style-name="Source_20_Text"><text:span text:style-name="T171">terator</text:span></text:span><text:span text:style-name="Source_20_Text"><text:span text:style-name="T170">,filter</text:span></text:span><text:span text:style-name="Source_20_Text"><text:span text:style-name="T171">Iterator</text:span></text:span><text:span text:style-name="Source_20_Text"><text:span text:style-name="T170">);</text:span></text:span></text:p>
            <text:p text:style-name="P63"><text:span text:style-name="Source_20_Text"><text:span text:style-name="T85">reduce(i</text:span></text:span><text:span text:style-name="Source_20_Text"><text:span text:style-name="T171">terator</text:span></text:span><text:span text:style-name="Source_20_Text"><text:span text:style-name="T85">,callback[,initialvalue]);</text:span></text:span></text:p>
            <text:p text:style-name="P63"><text:span text:style-name="Source_20_Text"><text:span text:style-name="T177">count</text:span></text:span><text:span text:style-name="Source_20_Text"><text:span text:style-name="T85">(i</text:span></text:span><text:span text:style-name="Source_20_Text"><text:span text:style-name="T171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85">take(i</text:span></text:span><text:span text:style-name="Source_20_Text"><text:span text:style-name="T171">terator</text:span></text:span><text:span text:style-name="Source_20_Text"><text:span text:style-name="T85">[,n </text:span></text:span><text:span text:style-name="Source_20_Text"><text:span text:style-name="T178">= 1</text:span></text:span><text:span text:style-name="Source_20_Text"><text:span text:style-name="T85">]);</text:span></text:span></text:p>
            <text:p text:style-name="P63"><text:span text:style-name="Source_20_Text"><text:span text:style-name="T85">takeWhile(i</text:span></text:span><text:span text:style-name="Source_20_Text"><text:span text:style-name="T171">terator</text:span></text:span><text:span text:style-name="Source_20_Text"><text:span text:style-name="T85">,callback);</text:span></text:span></text:p>
            <text:p text:style-name="P63"><text:span text:style-name="Source_20_Text"><text:span text:style-name="T85">takeRight(i</text:span></text:span><text:span text:style-name="Source_20_Text"><text:span text:style-name="T171">terator</text:span></text:span><text:span text:style-name="Source_20_Text"><text:span text:style-name="T85">[,n </text:span></text:span><text:span text:style-name="Source_20_Text"><text:span text:style-name="T178">= 1</text:span></text:span><text:span text:style-name="Source_20_Text"><text:span text:style-name="T85">]);</text:span></text:span></text:p>
            <text:p text:style-name="P63"><text:span text:style-name="Source_20_Text"><text:span text:style-name="T85">takeRightWhile(i</text:span></text:span><text:span text:style-name="Source_20_Text"><text:span text:style-name="T171">terator</text:span></text:span><text:span text:style-name="Source_20_Text"><text:span text:style-name="T85">,callback);</text:span></text:span></text:p>
            <text:p text:style-name="P63"><text:span text:style-name="Source_20_Text"><text:span text:style-name="T85">drop(i</text:span></text:span><text:span text:style-name="Source_20_Text"><text:span text:style-name="T171">terator</text:span></text:span><text:span text:style-name="Source_20_Text"><text:span text:style-name="T85">[,n </text:span></text:span><text:span text:style-name="Source_20_Text"><text:span text:style-name="T178">= 1</text:span></text:span><text:span text:style-name="Source_20_Text"><text:span text:style-name="T85">]);</text:span></text:span><text:span text:style-name="Source_20_Text"><text:span text:style-name="T179"> </text:span></text:span></text:p>
            <text:p text:style-name="P63"><text:span text:style-name="Source_20_Text"><text:span text:style-name="T85">dropWhile(i</text:span></text:span><text:span text:style-name="Source_20_Text"><text:span text:style-name="T171">terator</text:span></text:span><text:span text:style-name="Source_20_Text"><text:span text:style-name="T85">,callback);</text:span></text:span></text:p>
            <text:p text:style-name="P63"><text:span text:style-name="Source_20_Text"><text:span text:style-name="T85">dropRight(i</text:span></text:span><text:span text:style-name="Source_20_Text"><text:span text:style-name="T171">terator</text:span></text:span><text:span text:style-name="Source_20_Text"><text:span text:style-name="T85">[,n </text:span></text:span><text:span text:style-name="Source_20_Text"><text:span text:style-name="T178">= 1</text:span></text:span><text:span text:style-name="Source_20_Text"><text:span text:style-name="T85">]);</text:span></text:span></text:p>
            <text:p text:style-name="P63"><text:span text:style-name="Source_20_Text"><text:span text:style-name="T85">dropRightWhile(i</text:span></text:span><text:span text:style-name="Source_20_Text"><text:span text:style-name="T171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4"><text:span text:style-name="Source_20_Text"><text:span text:style-name="T85">isSuperset(superCollection,subCollection);</text:span></text:span></text:p>
            <text:p text:style-name="P63"><text:span text:style-name="Source_20_Text"><text:span text:style-name="T85">setDifference(</text:span></text:span><text:span text:style-name="Source_20_Text"><text:span text:style-name="T180">set1,set2</text:span></text:span><text:span text:style-name="Source_20_Text"><text:span text:style-name="T85">);</text:span></text:span></text:p>
            <text:p text:style-name="P64"><text:span text:style-name="Source_20_Text"><text:span text:style-name="T85">setIntersection(</text:span></text:span><text:span text:style-name="Source_20_Text"><text:span text:style-name="T180">set1,set2</text:span></text:span><text:span text:style-name="Source_20_Text"><text:span text:style-name="T85">);</text:span></text:span></text:p>
            <text:p text:style-name="P64"><text:span text:style-name="Source_20_Text"><text:span text:style-name="T85">setSymmetricDifference(</text:span></text:span><text:span text:style-name="Source_20_Text"><text:span text:style-name="T180">set1,set2</text:span></text:span><text:span text:style-name="Source_20_Text"><text:span text:style-name="T85">);</text:span></text:span></text:p>
            <text:p text:style-name="P64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60"><text:span text:style-name="Source_20_Text"><text:span text:style-name="T181">forEach</text:span></text:span><text:span text:style-name="Source_20_Text"><text:span text:style-name="T170">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65"><text:span text:style-name="Source_20_Text"><text:span text:style-name="T182">map(i</text:span></text:span><text:span text:style-name="Source_20_Text"><text:span text:style-name="T183">terator</text:span></text:span><text:span text:style-name="Source_20_Text"><text:span text:style-name="T182">,callback);</text:span></text:span></text:p>
            <text:p text:style-name="P63"><text:span text:style-name="Source_20_Text"><text:span text:style-name="T170">enumerate(i</text:span></text:span><text:span text:style-name="Source_20_Text"><text:span text:style-name="T171">terator</text:span></text:span><text:span text:style-name="Source_20_Text"><text:span text:style-name="T170">[,offset = 0]);</text:span></text:span></text:p>
            <text:p text:style-name="P63"><text:span text:style-name="Source_20_Text"><text:span text:style-name="T85">size(i</text:span></text:span><text:span text:style-name="Source_20_Text"><text:span text:style-name="T171">terator</text:span></text:span><text:span text:style-name="Source_20_Text"><text:span text:style-name="T85">);</text:span></text:span></text:p>
            <text:p text:style-name="P66"><text:span text:style-name="Source_20_Text"><text:span text:style-name="T184"/></text:span></text:p>
            <text:p text:style-name="P63"><text:span text:style-name="Source_20_Text"><text:span text:style-name="T85">every(i</text:span></text:span><text:span text:style-name="Source_20_Text"><text:span text:style-name="T171">terator</text:span></text:span><text:span text:style-name="Source_20_Text"><text:span text:style-name="T85">,c</text:span></text:span><text:span text:style-name="Source_20_Text"><text:span text:style-name="T185">allback</text:span></text:span><text:span text:style-name="Source_20_Text"><text:span text:style-name="T85">);</text:span></text:span></text:p>
            <text:p text:style-name="P63"><text:span text:style-name="Source_20_Text"><text:span text:style-name="T85">some(i</text:span></text:span><text:span text:style-name="Source_20_Text"><text:span text:style-name="T171">terator</text:span></text:span><text:span text:style-name="Source_20_Text"><text:span text:style-name="T85">,c</text:span></text:span><text:span text:style-name="Source_20_Text"><text:span text:style-name="T185">allback</text:span></text:span><text:span text:style-name="Source_20_Text"><text:span text:style-name="T85">);</text:span></text:span><text:span text:style-name="Source_20_Text"><text:span text:style-name="T186"> </text:span></text:span></text:p>
            <text:p text:style-name="P63"><text:span text:style-name="Source_20_Text"><text:span text:style-name="T170">none(i</text:span></text:span><text:span text:style-name="Source_20_Text"><text:span text:style-name="T171">terator</text:span></text:span><text:span text:style-name="Source_20_Text"><text:span text:style-name="T170">,c</text:span></text:span><text:span text:style-name="Source_20_Text"><text:span text:style-name="T185">allback</text:span></text:span><text:span text:style-name="Source_20_Text"><text:span text:style-name="T170">);</text:span></text:span></text:p>
            <text:p text:style-name="P63"><text:span text:style-name="Source_20_Text"><text:span text:style-name="T170"/></text:span></text:p>
            <text:p text:style-name="P63"><text:span text:style-name="Source_20_Text"><text:span text:style-name="T85">includes(</text:span></text:span><text:span text:style-name="Source_20_Text"><text:span text:style-name="T187">collection</text:span></text:span><text:span text:style-name="Source_20_Text"><text:span text:style-name="T85">,</text:span></text:span><text:span text:style-name="Source_20_Text"><text:span text:style-name="T188">value</text:span></text:span><text:span text:style-name="Source_20_Text"><text:span text:style-name="T187">[,comparator]</text:span></text:span><text:span text:style-name="Source_20_Text"><text:span text:style-name="T85">);</text:span></text:span></text:p>
            <text:p text:style-name="P63"><text:span text:style-name="Source_20_Text"><text:span text:style-name="T85">find(i</text:span></text:span><text:span text:style-name="Source_20_Text"><text:span text:style-name="T171">terator</text:span></text:span><text:span text:style-name="Source_20_Text"><text:span text:style-name="T85">,c</text:span></text:span><text:span text:style-name="Source_20_Text"><text:span text:style-name="T185">allback</text:span></text:span><text:span text:style-name="Source_20_Text"><text:span text:style-name="T85">);</text:span></text:span></text:p>
            <text:p text:style-name="P63"><text:span text:style-name="Source_20_Text"><text:span text:style-name="T85">findLast(i</text:span></text:span><text:span text:style-name="Source_20_Text"><text:span text:style-name="T171">terator</text:span></text:span><text:span text:style-name="Source_20_Text"><text:span text:style-name="T85">,callback);</text:span></text:span></text:p>
            <text:p text:style-name="P63"><text:span text:style-name="Source_20_Text"><text:span text:style-name="T85">filter(i</text:span></text:span><text:span text:style-name="Source_20_Text"><text:span text:style-name="T171">terator</text:span></text:span><text:span text:style-name="Source_20_Text"><text:span text:style-name="T85">,c</text:span></text:span><text:span text:style-name="Source_20_Text"><text:span text:style-name="T185">allback</text:span></text:span><text:span text:style-name="Source_20_Text"><text:span text:style-name="T85">);</text:span></text:span></text:p>
            <text:p text:style-name="P63"><text:span text:style-name="Source_20_Text"><text:span text:style-name="T189">reject(i</text:span></text:span><text:span text:style-name="Source_20_Text"><text:span text:style-name="T171">terator</text:span></text:span><text:span text:style-name="Source_20_Text"><text:span text:style-name="T189">,c</text:span></text:span><text:span text:style-name="Source_20_Text"><text:span text:style-name="T185">allback</text:span></text:span><text:span text:style-name="Source_20_Text"><text:span text:style-name="T189">);</text:span></text:span></text:p>
            <text:p text:style-name="P60"><text:span text:style-name="Source_20_Text"><text:span text:style-name="T190">p</text:span></text:span><text:span text:style-name="Source_20_Text"><text:span text:style-name="T191">artition(i</text:span></text:span><text:span text:style-name="Source_20_Text"><text:span text:style-name="T192">terator</text:span></text:span><text:span text:style-name="Source_20_Text"><text:span text:style-name="T191">,c</text:span></text:span><text:span text:style-name="Source_20_Text"><text:span text:style-name="T193">a</text:span></text:span><text:span text:style-name="Source_20_Text"><text:span text:style-name="T194">llb</text:span></text:span><text:span text:style-name="Source_20_Text"><text:span text:style-name="T193">a</text:span></text:span><text:span text:style-name="Source_20_Text"><text:span text:style-name="T194">ck</text:span></text:span><text:span text:style-name="Source_20_Text"><text:span text:style-name="T191">);</text:span></text:span></text:p>
            <text:p text:style-name="P67"><text:span text:style-name="Source_20_Text"><text:span text:style-name="T195"/></text:span></text:p>
            <text:p text:style-name="P60"><text:span text:style-name="Source_20_Text"><text:span text:style-name="T85">zip(i</text:span></text:span><text:span text:style-name="Source_20_Text"><text:span text:style-name="T171">terator1</text:span></text:span><text:span text:style-name="Source_20_Text"><text:span text:style-name="T85">[,</text:span></text:span><text:span text:style-name="Source_20_Text"><text:span text:style-name="T171">iteratorN</text:span></text:span><text:span text:style-name="Source_20_Text"><text:span text:style-name="T85">]);</text:span></text:span></text:p>
            <text:p text:style-name="P68"><text:span text:style-name="Source_20_Text"><text:span text:style-name="T196">unzip(i</text:span></text:span><text:span text:style-name="Source_20_Text"><text:span text:style-name="T192">terator</text:span></text:span><text:span text:style-name="Source_20_Text"><text:span text:style-name="T196">);</text:span></text:span></text:p>
            <text:p text:style-name="P68"><text:span text:style-name="Source_20_Text"><text:span text:style-name="T196">zipObj(i</text:span></text:span><text:span text:style-name="Source_20_Text"><text:span text:style-name="T192">terator1</text:span></text:span><text:span text:style-name="Source_20_Text"><text:span text:style-name="T196">,i</text:span></text:span><text:span text:style-name="Source_20_Text"><text:span text:style-name="T192">terator1</text:span></text:span><text:span text:style-name="Source_20_Text"><text:span text:style-name="T196">);</text:span></text:span></text:p>
            <text:p text:style-name="P63"><text:span text:style-name="Source_20_Text"><text:span text:style-name="T195">shuffle(i</text:span></text:span><text:span text:style-name="Source_20_Text"><text:span text:style-name="T171">terator</text:span></text:span><text:span text:style-name="Source_20_Text"><text:span text:style-name="T195">);</text:span></text:span></text:p>
            <text:p text:style-name="P63"><text:span text:style-name="Source_20_Text"><text:span text:style-name="T195"/></text:span></text:p>
            <text:p text:style-name="P69"><text:span text:style-name="Source_20_Text"><text:span text:style-name="T85">min(v</text:span></text:span><text:span text:style-name="Source_20_Text"><text:span text:style-name="T197">alue1[,valueN]</text:span></text:span><text:span text:style-name="Source_20_Text"><text:span text:style-name="T85">);</text:span></text:span></text:p>
            <text:p text:style-name="P70"><text:span text:style-name="Source_20_Text"><text:span text:style-name="T198">max(v</text:span></text:span><text:span text:style-name="Source_20_Text"><text:span text:style-name="T199">alue1[,valueN]</text:span></text:span><text:span text:style-name="Source_20_Text"><text:span text:style-name="T198">);</text:span></text:span></text:p>
            <text:p text:style-name="P63"><text:span text:style-name="Source_20_Text"><text:span text:style-name="T200">sort(i</text:span></text:span><text:span text:style-name="Source_20_Text"><text:span text:style-name="T171">terator</text:span></text:span><text:span text:style-name="Source_20_Text"><text:span text:style-name="T201">[</text:span></text:span><text:span text:style-name="Source_20_Text"><text:span text:style-name="T200">,number</text:span></text:span><text:span text:style-name="Source_20_Text"><text:span text:style-name="T202">s = false</text:span></text:span><text:span text:style-name="Source_20_Text"><text:span text:style-name="T201">]</text:span></text:span><text:span text:style-name="Source_20_Text"><text:span text:style-name="T200">);</text:span></text:span></text:p>
            <text:p text:style-name="P63"><text:span text:style-name="Source_20_Text"><text:span text:style-name="T195">reverse(i</text:span></text:span><text:span text:style-name="Source_20_Text"><text:span text:style-name="T171">terator</text:span></text:span><text:span text:style-name="Source_20_Text"><text:span text:style-name="T195">);</text:span></text:span></text:p>
            <text:p text:style-name="P69"><text:span text:style-name="Source_20_Text"><text:span text:style-name="T85"/></text:span></text:p>
            <text:p text:style-name="P60"><text:span text:style-name="Source_20_Text"><text:span text:style-name="T85">item(i</text:span></text:span><text:span text:style-name="Source_20_Text"><text:span text:style-name="T171">terator</text:span></text:span><text:span text:style-name="Source_20_Text"><text:span text:style-name="T85">,index);</text:span></text:span></text:p>
            <text:p text:style-name="P60"><text:span text:style-name="Source_20_Text"><text:span text:style-name="T203">nth(i</text:span></text:span><text:span text:style-name="Source_20_Text"><text:span text:style-name="T171">terator</text:span></text:span><text:span text:style-name="Source_20_Text"><text:span text:style-name="T203">,index);</text:span></text:span></text:p>
            <text:p text:style-name="P63"><text:span text:style-name="Source_20_Text"><text:span text:style-name="T85">first(i</text:span></text:span><text:span text:style-name="Source_20_Text"><text:span text:style-name="T171">terator</text:span></text:span><text:span text:style-name="Source_20_Text"><text:span text:style-name="T85">);</text:span></text:span></text:p>
            <text:p text:style-name="P63"><text:span text:style-name="Source_20_Text"><text:span text:style-name="T204">head(i</text:span></text:span><text:span text:style-name="Source_20_Text"><text:span text:style-name="T192">terator</text:span></text:span><text:span text:style-name="Source_20_Text"><text:span text:style-name="T204">);</text:span></text:span></text:p>
            <text:p text:style-name="P71"><text:span text:style-name="Source_20_Text"><text:span text:style-name="T159">last(i</text:span></text:span><text:span text:style-name="Source_20_Text"><text:span text:style-name="T183">terator</text:span></text:span><text:span text:style-name="Source_20_Text"><text:span text:style-name="T159">);</text:span></text:span></text:p>
            <text:p text:style-name="P72">initial(i<text:span text:style-name="Source_20_Text"><text:span text:style-name="T205">terator</text:span></text:span>);</text:p>
            <text:p text:style-name="P63"><text:span text:style-name="Source_20_Text"><text:span text:style-name="T85">tail(i</text:span></text:span><text:span text:style-name="Source_20_Text"><text:span text:style-name="T171">terator</text:span></text:span><text:span text:style-name="Source_20_Text"><text:span text:style-name="T85">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206">flat(i</text:span></text:span><text:span text:style-name="Source_20_Text"><text:span text:style-name="T171">terator</text:span></text:span><text:span text:style-name="Source_20_Text"><text:span text:style-name="T206">);</text:span></text:span></text:p>
            <text:p text:style-name="P63"><text:span text:style-name="Source_20_Text"><text:span text:style-name="T85">concat(i</text:span></text:span><text:span text:style-name="Source_20_Text"><text:span text:style-name="T171">terator1</text:span></text:span><text:span text:style-name="Source_20_Text"><text:span text:style-name="T85">[,</text:span></text:span><text:span text:style-name="Source_20_Text"><text:span text:style-name="T171">iteratorN</text:span></text:span><text:span text:style-name="Source_20_Text"><text:span text:style-name="T85">]);</text:span></text:span></text:p>
            <text:p text:style-name="P63"><text:span text:style-name="Source_20_Text"><text:span text:style-name="T170">join(i</text:span></text:span><text:span text:style-name="Source_20_Text"><text:span text:style-name="T171">terator</text:span></text:span><text:span text:style-name="Source_20_Text"><text:span text:style-name="T170">[,separator </text:span></text:span><text:span text:style-name="Source_20_Text"><text:span text:style-name="T207">= ","</text:span></text:span><text:span text:style-name="Source_20_Text"><text:span text:style-name="T170">]);</text:span></text:span></text:p>
          </table:table-cell>
          <table:table-cell table:style-name="Table4.C2" office:value-type="string">
            <text:p text:style-name="P73"><text:span text:style-name="Source_20_Text"><text:span text:style-name="T85"/></text:span></text:p>
            <text:p text:style-name="P74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9">Array.fromAsync(); </text:span></text:span></text:a></text:p>
            <text:p text:style-name="P74"><text:span text:style-name="Source_20_Text"><text:span text:style-name="T15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8">Array.prototype.toRevers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9">Array.prototype.toSort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9">Array.prototype.toSplic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9">Array.prototype.with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API/Crypto/randomUUID" text:style-name="Internet_20_link" text:visited-style-name="Visited_20_Internet_20_Link"><text:span text:style-name="Source_20_Text"><text:span text:style-name="T159">crypto.randomUUID();</text:span></text:span></text:a></text:p>
            <text:p text:style-name="P75"><text:span text:style-name="Source_20_Text"><text:span text:style-name="T85"/></text:span></text:p>
            <text:p text:style-name="P76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9">Error.isError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9">globalThis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9">Map.groupBy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9">Math.sumPrecise();</text:span></text:span></text:a></text:p>
            <text:p text:style-name="P77"><text:span text:style-name="Source_20_Text"><text:span text:style-name="T85"/></text:span></text:p>
            <text:p text:style-name="P75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10">Object.groupBy();</text:span></text:span></text:a></text:p>
            <text:p text:style-name="P75"><text:span text:style-name="Source_20_Text"><text:span text:style-name="T211"/></text:span></text:p>
            <text:p text:style-name="P75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9">Object</text:span></text:span><text:span text:style-name="Source_20_Text"><text:span text:style-name="T212">.</text:span></text:span><text:span text:style-name="Source_20_Text"><text:span text:style-name="T213">hasOwn();</text:span></text:span></text:a></text:p>
            <text:p text:style-name="P75"><text:span text:style-name="Source_20_Text"><text:span text:style-name="T85"/></text:span></text:p>
            <text:p text:style-name="P78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4">TypedArray.prototype.toReversed();</text:span></text:span></text:a><text:span text:style-name="T159"/></text:p>
            <text:p text:style-name="P78"><text:span text:style-name="Source_20_Text"><text:span text:style-name="T184"/></text:span></text:p>
            <text:p text:style-name="P78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4">TypedArray.prototype.toSorted();</text:span></text:span></text:a></text:p>
            <text:p text:style-name="P78"><text:span text:style-name="Source_20_Text"><text:span text:style-name="T184"/></text:span></text:p>
            <text:p text:style-name="P78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4">TypedArray.prototype.with();</text:span></text:span></text:a></text:p>
            <text:p text:style-name="P78"><text:span text:style-name="Source_20_Text"><text:span text:style-name="T184"/></text:span></text:p>
            <text:p text:style-name="P79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5">globalThis.AsyncFunction();</text:span></text:span></text:a></text:p>
            <text:p text:style-name="P79"><text:span text:style-name="Source_20_Text"><text:span text:style-name="T215"/></text:span></text:p>
            <text:p text:style-name="P79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6">global</text:span></text:span><text:span text:style-name="Source_20_Text"><text:span text:style-name="T217">this</text:span></text:span><text:span text:style-name="Source_20_Text"><text:span text:style-name="T215">.AsyncGeneratorFunction();</text:span></text:span></text:a></text:p>
            <text:p text:style-name="P80"/>
            <text:p text:style-name="P81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5">globalThis.GeneratorFunction();</text:span></text:span></text:a></text:p>
            <text:p text:style-name="P78"><text:span text:style-name="Source_20_Text"><text:span text:style-name="T85"/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3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4"><text:span text:style-name="Source_20_Text"><text:span text:style-name="T12"/></text:span></text:p>
            <text:p text:style-name="P84"><text:span text:style-name="Source_20_Text"><text:span text:style-name="T12">getText(url,success);</text:span></text:span></text:p>
            <text:p text:style-name="P84"><text:span text:style-name="Source_20_Text"><text:span text:style-name="T12"/></text:span></text:p>
            <text:p text:style-name="P84"><text:span text:style-name="Source_20_Text"><text:span text:style-name="T12">getJson(url,success);</text:span></text:span></text:p>
            <text:p text:style-name="P84"><text:span text:style-name="Source_20_Text"><text:span text:style-name="T147"/></text:span></text:p>
            <text:p text:style-name="P84"><text:span text:style-name="Source_20_Text"><text:span text:style-name="T147">ajax(Options obje</text:span></text:span><text:span text:style-name="Source_20_Text"><text:span text:style-name="T218">ct</text:span></text:span><text:span text:style-name="Source_20_Text"><text:span text:style-name="T147">);</text:span></text:span></text:p>
            <text:p text:style-name="P84"><text:span text:style-name="Source_20_Text"><text:span text:style-name="T147"/></text:span></text:p>
          </table:table-cell>
          <table:table-cell table:style-name="Table2.B2" office:value-type="string">
            <text:p text:style-name="P84"><text:span text:style-name="Source_20_Text"><text:span text:style-name="T219"/></text:span></text:p>
            <text:p text:style-name="P84"><text:span text:style-name="Source_20_Text"><text:span text:style-name="T219">Options object properties (* = default value):</text:span></text:span><text:span text:style-name="Source_20_Text"><text:span text:style-name="T109"> </text:span></text:span></text:p>
            <text:p text:style-name="P84"><text:span text:style-name="Source_20_Text"><text:span text:style-name="T10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5"><text:span text:style-name="Source_20_Text"><text:span text:style-name="T220">Property</text:span></text:span></text:p>
                </table:table-cell>
                <table:table-cell table:style-name="Table6.B1" office:value-type="string">
                  <text:p text:style-name="P86"><text:span text:style-name="T221">V</text:span>alue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rl</text:span></text:span></text:p>
                </table:table-cell>
                <table:table-cell table:style-name="Table6.B2" office:value-type="string">
                  <text:p text:style-name="P85"><text:span text:style-name="Source_20_Text"><text:span text:style-name="T222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data</text:span></text:span></text:p>
                </table:table-cell>
                <table:table-cell table:style-name="Table6.B3" office:value-type="string">
                  <text:p text:style-name="P85"><text:span text:style-name="Source_20_Text"><text:span text:style-name="T222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queryType</text:span></text:span></text:p>
                </table:table-cell>
                <table:table-cell table:style-name="Table6.B4" office:value-type="string">
                  <text:p text:style-name="P85"><text:span text:style-name="Source_20_Text"><text:span text:style-name="T223">*</text:span></text:span><text:span text:style-name="Source_20_Text"><text:span text:style-name="T222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type</text:span></text:span></text:p>
                </table:table-cell>
                <table:table-cell table:style-name="Table6.B5" office:value-type="string">
                  <text:p text:style-name="P85"><text:span text:style-name="Source_20_Text"><text:span text:style-name="T223">*</text:span></text:span><text:span text:style-name="Source_20_Text"><text:span text:style-name="T222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success</text:span></text:span></text:p>
                </table:table-cell>
                <table:table-cell table:style-name="Table6.B6" office:value-type="string">
                  <text:p text:style-name="P85"><text:span text:style-name="Source_20_Text"><text:span text:style-name="T222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error</text:span></text:span></text:p>
                </table:table-cell>
                <table:table-cell table:style-name="Table6.B7" office:value-type="string">
                  <text:p text:style-name="P85"><text:span text:style-name="Source_20_Text"><text:span text:style-name="T222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format</text:span></text:span></text:p>
                </table:table-cell>
                <table:table-cell table:style-name="Table6.B8" office:value-type="string">
                  <text:p text:style-name="P85"><text:span text:style-name="Source_20_Text"><text:span text:style-name="T223">*</text:span></text:span><text:span text:style-name="Source_20_Text"><text:span text:style-name="T222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ser</text:span></text:span></text:p>
                </table:table-cell>
                <table:table-cell table:style-name="Table6.B9" office:value-type="string">
                  <text:p text:style-name="P85"><text:span text:style-name="Source_20_Text"><text:span text:style-name="T222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password</text:span></text:span></text:p>
                </table:table-cell>
                <table:table-cell table:style-name="Table6.B10" office:value-type="string">
                  <text:p text:style-name="P85"><text:span text:style-name="Source_20_Text"><text:span text:style-name="T222">string</text:span></text:span></text:p>
                </table:table-cell>
              </table:table-row>
            </table:table>
            <text:p text:style-name="P84"><text:span text:style-name="Source_20_Text"><text:span text:style-name="T224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7"><text:span text:style-name="Source_20_Text"><text:span text:style-name="T225">Cookie </text:span></text:span><text:span text:style-name="Source_20_Text"><text:span text:style-name="T226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8"><text:span text:style-name="Source_20_Text"><text:span text:style-name="T12"/></text:span></text:p>
            <text:p text:style-name="P88"><text:span text:style-name="Source_20_Text"><text:span text:style-name="T12">getCookie([name]);</text:span></text:span></text:p>
            <text:p text:style-name="P88"><text:span text:style-name="Source_20_Text"><text:span text:style-name="T12"/></text:span></text:p>
            <text:p text:style-name="P88"><text:span text:style-name="Source_20_Text"><text:span text:style-name="T13">h</text:span></text:span><text:span text:style-name="Source_20_Text"><text:span text:style-name="T12">asCookie(name);</text:span></text:span></text:p>
            <text:p text:style-name="P89"><text:span text:style-name="Source_20_Text"><text:span text:style-name="T12"/></text:span></text:p>
            <text:p text:style-name="P90"><text:span text:style-name="Source_20_Text"><text:span text:style-name="T12">setCookie</text:span></text:span><text:span text:style-name="Source_20_Text"><text:span text:style-name="T227">(Options obje</text:span></text:span><text:span text:style-name="Source_20_Text"><text:span text:style-name="T218">ct: </text:span></text:span><text:span text:style-name="Source_20_Text"><text:span text:style-name="T228">properties are the same as the parameters</text:span></text:span><text:span text:style-name="Source_20_Text"><text:span text:style-name="T227">);</text:span></text:span></text:p>
            <text:p text:style-name="P89"><text:span text:style-name="Source_20_Text"><text:span text:style-name="T12">setCookie(name,value[,hours</text:span></text:span><text:span text:style-name="Source_20_Text"><text:span text:style-name="T227">=8760</text:span></text:span><text:span text:style-name="Source_20_Text"><text:span text:style-name="T12">[,path</text:span></text:span><text:span text:style-name="Source_20_Text"><text:span text:style-name="T227">="/"</text:span></text:span><text:span text:style-name="Source_20_Text"><text:span text:style-name="T12">[,domain[,secure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2">[,HttpOnly]]]]]]);</text:span></text:span></text:p>
            <text:p text:style-name="P91"><text:span text:style-name="Source_20_Text"><text:span text:style-name="T12"/></text:span></text:p>
            <text:p text:style-name="P92"><text:span text:style-name="Source_20_Text"><text:span text:style-name="T12">removeCookie</text:span></text:span><text:span text:style-name="Source_20_Text"><text:span text:style-name="T227">(Options obje</text:span></text:span><text:span text:style-name="Source_20_Text"><text:span text:style-name="T218">ct: </text:span></text:span><text:span text:style-name="Source_20_Text"><text:span text:style-name="T228">properties are the same as the parameters</text:span></text:span><text:span text:style-name="Source_20_Text"><text:span text:style-name="T227">);</text:span></text:span></text:p>
            <text:p text:style-name="P93"><text:span text:style-name="Source_20_Text"><text:span text:style-name="T12">removeCookie(name[,path</text:span></text:span><text:span text:style-name="Source_20_Text"><text:span text:style-name="T227">="/"</text:span></text:span><text:span text:style-name="Source_20_Text"><text:span text:style-name="T12">[,domain[,secure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2">[,HttpOnly]]]]]);</text:span></text:span></text:p>
            <text:p text:style-name="P93"><text:span text:style-name="Source_20_Text"><text:span text:style-name="T12"/></text:span></text:p>
            <text:p text:style-name="P88"><text:span text:style-name="Source_20_Text"><text:span text:style-name="T12">clearCookies</text:span></text:span><text:span text:style-name="Source_20_Text"><text:span text:style-name="T227">(Options obje</text:span></text:span><text:span text:style-name="Source_20_Text"><text:span text:style-name="T218">ct: </text:span></text:span><text:span text:style-name="Source_20_Text"><text:span text:style-name="T228">properties are the same as the parameters</text:span></text:span><text:span text:style-name="Source_20_Text"><text:span text:style-name="T227">);</text:span></text:span></text:p>
            <text:p text:style-name="P94"><text:span text:style-name="Source_20_Text"><text:span text:style-name="T12">clearCookies([path</text:span></text:span><text:span text:style-name="Source_20_Text"><text:span text:style-name="T227">="/"</text:span></text:span><text:span text:style-name="Source_20_Text"><text:span text:style-name="T12">[,domain[,</text:span></text:span><text:span text:style-name="Source_20_Text"><text:span text:style-name="T230">sec</text:span></text:span><text:span text:style-name="Source_20_Text"><text:span text:style-name="T12">[,SameSite</text:span></text:span><text:span text:style-name="Source_20_Text"><text:span text:style-name="T227">=</text:span></text:span><text:span text:style-name="Source_20_Text"><text:span text:style-name="T229">"Lax"</text:span></text:span><text:span text:style-name="Source_20_Text"><text:span text:style-name="T12">[,HttpOnly]]]]]);</text:span></text:span></text:p>
            <text:p text:style-name="P94"><text:span text:style-name="Source_20_Text"><text:span text:style-name="T12"/></text:span></text:p>
          </table:table-cell>
          <table:covered-table-cell/>
        </table:table-row>
      </table:table>
      <text:p text:style-name="P95"/>
      <text:p text:style-name="P95"/>
      <text:p text:style-name="P95"/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6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7"><text:span text:style-name="T231">Celestra for </text:span><text:span text:style-name="T232">browser</text:span><text:span text:style-name="T231">: </text:span><text:span text:style-name="T233">celestra.</text:span><text:span text:style-name="T234">browser</text:span><text:span text:style-name="T235">.</text:span><text:span text:style-name="T233">js</text:span></text:p>
          </table:table-cell>
          <table:table-cell table:style-name="Table8.B2" table:number-columns-spanned="3" office:value-type="string">
            <text:p text:style-name="P98"><text:span text:style-name="T231">Celestra for Node.js </text:span><text:span text:style-name="T236">and Deno</text:span><text:span text:style-name="T231">: </text:span><text:span text:style-name="T237">celestra.</text:span><text:span text:style-name="T235">node.</text:span><text:span text:style-name="T238">m</text:span><text:span text:style-name="T237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9"/>
            <text:p text:style-name="P100">&lt;script type="module"&gt;</text:p>
            <text:p text:style-name="P101">// import the defaultExport object</text:p>
            <text:p text:style-name="P102">import defaultExport from "./celestra.browser.js";</text:p>
            <text:p text:style-name="P102">globalThis.celestra = defaultExport;</text:p>
            <text:p text:style-name="P102">globalThis.CEL = defaultExport;</text:p>
            <text:p text:style-name="P100">&lt;/script&gt;</text:p>
            <text:p text:style-name="P102"/>
            <text:p text:style-name="P100">&lt;script type="module"&gt;</text:p>
            <text:p text:style-name="P101">// import with default with name</text:p>
            <text:p text:style-name="P102">import { default as celestra }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0">&lt;script type="module"&gt;</text:p>
            <text:p text:style-name="P101">// import all into a new celestra object</text:p>
            <text:p text:style-name="P102">import * as celestra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0">&lt;script type="module"&gt;</text:p>
            <text:p text:style-name="P101">// import some functions</text:p>
            <text:p text:style-name="P102">import { first, assert } from "./celestra.browser.js";</text:p>
            <text:p text:style-name="P102">globalThis.first = first;</text:p>
            <text:p text:style-name="P102">globalThis.assert = assert;</text:p>
            <text:p text:style-name="P100">&lt;/script&gt;</text:p>
            <text:p text:style-name="P100"/>
            <text:p text:style-name="P100">&lt;script type="module"&gt;</text:p>
            <text:p text:style-name="P102">// dynamic import</text:p>
            <text:p text:style-name="P102">const celestra = await import("./celestra.browser.js");</text:p>
            <text:p text:style-name="P102">globalThis.celestra = celestra;</text:p>
            <text:p text:style-name="P102">globalThis.CEL = celestra;</text:p>
            <text:p text:style-name="P100">&lt;/script&gt;</text:p>
          </table:table-cell>
          <table:table-cell table:style-name="Table8.B3" table:number-columns-spanned="3" office:value-type="string">
            <text:p text:style-name="P103"/>
            <text:p text:style-name="P103">// import the defaultExport object</text:p>
            <text:p text:style-name="P104"/>
            <text:p text:style-name="P105">import defaultExport from "./celestra.<text:span text:style-name="T239">node</text:span>.<text:span text:style-name="T239">m</text:span>js";</text:p>
            <text:p text:style-name="P105">globalThis.celestra = defaultExport;</text:p>
            <text:p text:style-name="P105">globalThis.CEL = defaultExport;</text:p>
            <text:p text:style-name="P105"/>
            <text:p text:style-name="P106">// import with default with name</text:p>
            <text:p text:style-name="P105"/>
            <text:p text:style-name="P105">import { default as celestra } from "./celestra.<text:span text:style-name="T239">node</text:span>.<text:span text:style-name="T239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all into a new celestra object</text:p>
            <text:p text:style-name="P105"/>
            <text:p text:style-name="P105">import * as celestra from "./celestra.<text:span text:style-name="T239">node</text:span>.<text:span text:style-name="T239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some functions</text:p>
            <text:p text:style-name="P105"/>
            <text:p text:style-name="P105">import { first, <text:span text:style-name="T240">assert</text:span> } from "./celestra.<text:span text:style-name="T239">node</text:span>.<text:span text:style-name="T239">m</text:span>js";</text:p>
            <text:p text:style-name="P105">globalThis.first = first;</text:p>
            <text:p text:style-name="P107"><text:span text:style-name="Source_20_Text"><text:span text:style-name="T241">globalThis.</text:span></text:span><text:span text:style-name="Source_20_Text"><text:span text:style-name="T242">assert</text:span></text:span><text:span text:style-name="Source_20_Text"><text:span text:style-name="T241"> = </text:span></text:span><text:span text:style-name="Source_20_Text"><text:span text:style-name="T242">assert</text:span></text:span><text:span text:style-name="Source_20_Text"><text:span text:style-name="T241">;<text:line-break/><text:line-break/></text:span></text:span><text:span text:style-name="Source_20_Text"><text:span text:style-name="T243">// </text:span></text:span><text:span text:style-name="Source_20_Text"><text:span text:style-name="T244">dynamic import</text:span></text:span><text:span text:style-name="Source_20_Text"><text:span text:style-name="T241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8">Removed <text:span text:style-name="T245">APIs</text:span> in the <text:span text:style-name="T237">celestra.node.</text:span><text:span text:style-name="T235">m</text:span><text:span text:style-name="T237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9">DOM API</text:p>
          </table:table-cell>
          <table:table-cell table:style-name="Table8.B5" office:value-type="string">
            <text:p text:style-name="P110"><text:span text:style-name="Source_20_Text"><text:span text:style-name="T241">AJAX and CORS API</text:span></text:span></text:p>
          </table:table-cell>
          <table:table-cell table:style-name="Table8.D5" office:value-type="string">
            <text:p text:style-name="P110"><text:span text:style-name="Source_20_Text"><text:span text:style-name="T241">Cookie API</text:span></text:span></text:p>
          </table:table-cell>
        </table:table-row>
      </table:table>
      <text:p text:style-name="P111"/>
      <text:p text:style-name="P11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3"><text:span text:style-name="T246">v</text:span>3.1.0</text:p>
          </table:table-cell>
          <table:table-cell table:style-name="Table3.A2" office:value-type="string">
            <text:p text:style-name="P113">v3.8.0</text:p>
          </table:table-cell>
          <table:table-cell table:style-name="Table3.C2" office:value-type="string">
            <text:p text:style-name="P114">v5.6.0</text:p>
          </table:table-cell>
        </table:table-row>
        <table:table-row>
          <table:table-cell table:style-name="Table3.A3" table:number-rows-spanned="3" office:value-type="string">
            <text:p text:style-name="P115">Array.from();</text:p>
            <text:p text:style-name="P115">Array.of();</text:p>
            <text:p text:style-name="P115">Array.prototype.copyWithin();</text:p>
            <text:p text:style-name="P115">Array.prototype.fill();</text:p>
            <text:p text:style-name="P115">Array.prototype.find();</text:p>
            <text:p text:style-name="P115">Array.prototype.findIndex();</text:p>
            <text:p text:style-name="P115">Object.create();</text:p>
            <text:p text:style-name="P115">String.fromCodePoint();</text:p>
            <text:p text:style-name="P115">String.prototype.codePointAt();</text:p>
            <text:p text:style-name="P115">String.prototype.endsWith();</text:p>
            <text:p text:style-name="P115">String.prototype.startsWith();</text:p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5">Number.EPSILON;</text:p>
            <text:p text:style-name="P115">Number.isNaN();</text:p>
            <text:p text:style-name="P115">isNaN();</text:p>
            <text:p text:style-name="P115">Number.isInteger();</text:p>
            <text:p text:style-name="P115">Number.isFinite();</text:p>
            <text:p text:style-name="P115">Number.isSafeInteger();</text:p>
            <text:p text:style-name="P115">Number.parseInt();</text:p>
            <text:p text:style-name="P115">Number.parseFloat();</text:p>
          </table:table-cell>
          <table:table-cell table:style-name="Table3.B3" table:number-rows-spanned="3" office:value-type="string">
            <text:p text:style-name="P115"/>
            <text:p text:style-name="P116"><text:span text:style-name="Source_20_Text"><text:span text:style-name="T214">Array.prototype.values();</text:span></text:span></text:p>
            <text:p text:style-name="P116"><text:span text:style-name="Source_20_Text"><text:span text:style-name="T214">Array.prototype.includes();</text:span></text:span></text:p>
            <text:p text:style-name="P115"/>
            <text:p text:style-name="P116"><text:span text:style-name="Source_20_Text"><text:span text:style-name="T214">ChildNode.after();</text:span></text:span><text:span text:style-name="T247"><text:line-break/></text:span><text:span text:style-name="Source_20_Text"><text:span text:style-name="T214">ChildNode.before();</text:span></text:span><text:span text:style-name="T247"><text:line-break/></text:span><text:span text:style-name="Source_20_Text"><text:span text:style-name="T214">ChildNode.remove();</text:span></text:span><text:span text:style-name="T247"><text:line-break/></text:span><text:span text:style-name="Source_20_Text"><text:span text:style-name="T214">ChildNode.replaceWith();</text:span></text:span></text:p>
            <text:p text:style-name="P115"/>
            <text:p text:style-name="P116"><text:span text:style-name="Source_20_Text"><text:span text:style-name="T214">Element.prototype.closest();<text:line-break/>Element.prototype.getAttributeNames();</text:span></text:span></text:p>
            <text:p text:style-name="P116"><text:span text:style-name="Source_20_Text"><text:span text:style-name="T214">Element.prototype.matches();</text:span></text:span></text:p>
            <text:p text:style-name="P116"><text:span text:style-name="Source_20_Text"><text:span text:style-name="T214">Element.prototype.toggleAttribute();</text:span></text:span></text:p>
            <text:p text:style-name="P115"/>
            <text:p text:style-name="P116"><text:span text:style-name="Source_20_Text"><text:span text:style-name="T214">ParentNode.append();</text:span></text:span></text:p>
            <text:p text:style-name="P116"><text:span text:style-name="Source_20_Text"><text:span text:style-name="T184"/></text:span></text:p>
            <text:p text:style-name="P116"><text:span text:style-name="Source_20_Text"><text:span text:style-name="T214">ParentNode.prepend();</text:span></text:span><text:span text:style-name="T247"><text:line-break/><text:line-break/></text:span><text:span text:style-name="Source_20_Text"><text:span text:style-name="T214">String.prototype[Symbol.iterator]();</text:span></text:span></text:p>
            <text:p text:style-name="P116"><text:span text:style-name="Source_20_Text"><text:span text:style-name="T214">String.prototype.includes();</text:span></text:span></text:p>
            <text:p text:style-name="P116"><text:span text:style-name="Source_20_Text"><text:span text:style-name="T214">String.prototype.repeat();</text:span></text:span><text:span text:style-name="T247"><text:line-break/></text:span></text:p>
            <text:p text:style-name="P116"><text:span text:style-name="Source_20_Text"><text:span text:style-name="T214">NodeList.prototype.forEach();</text:span></text:span><text:span text:style-name="T247"><text:line-break/></text:span></text:p>
            <text:p text:style-name="P116"><text:span text:style-name="Source_20_Text"><text:span text:style-name="T214">Object.assign();</text:span></text:span></text:p>
            <text:p text:style-name="P116"><text:span text:style-name="Source_20_Text"><text:span text:style-name="T214">Object.entries();</text:span></text:span><text:span text:style-name="T247"><text:line-break/></text:span></text:p>
            <text:p text:style-name="P116"><text:span text:style-name="Source_20_Text"><text:span text:style-name="T214">Object.getOwnPropertyDescriptors();</text:span></text:span><text:span text:style-name="T247"><text:line-break/></text:span><text:span text:style-name="Source_20_Text"><text:span text:style-name="T214">Object.values();</text:span></text:span><text:span text:style-name="T247"><text:line-break/></text:span></text:p>
            <text:p text:style-name="P116"><text:span text:style-name="Source_20_Text"><text:span text:style-name="T214">RegExp.prototype.flags;</text:span></text:span><text:span text:style-name="T247"><text:line-break/></text:span></text:p>
            <text:p text:style-name="P116"><text:span text:style-name="Source_20_Text"><text:span text:style-name="T248">window</text:span></text:span><text:span text:style-name="Source_20_Text"><text:span text:style-name="T214">.screenLeft;</text:span></text:span><text:span text:style-name="T247"><text:line-break/></text:span><text:span text:style-name="Source_20_Text"><text:span text:style-name="T248">window</text:span></text:span><text:span text:style-name="Source_20_Text"><text:span text:style-name="T214">.screenTop;</text:span></text:span></text:p>
          </table:table-cell>
          <table:table-cell table:style-name="Table3.C3" office:value-type="string">
            <text:p text:style-name="P115">Array.prototype.at();</text:p>
            <text:p text:style-name="P115"/>
            <text:p text:style-name="P115">Array.prototype.findLast();</text:p>
            <text:p text:style-name="P115">Array.prototype.findLastIndex();</text:p>
            <text:p text:style-name="P115"/>
            <text:p text:style-name="P115">Array.prototype.flat();</text:p>
            <text:p text:style-name="P115">Array.prototype.flatMap();</text:p>
            <text:p text:style-name="P115"/>
            <text:p text:style-name="P115">Number.MIN_SAFE_INTEGER;</text:p>
            <text:p text:style-name="P115">Number.MAX_SAFE_INTEGER;</text:p>
            <text:p text:style-name="P115"/>
            <text:p text:style-name="P115">Object.fromEntries();</text:p>
            <text:p text:style-name="P115">Object.is();</text:p>
            <text:p text:style-name="P115"/>
            <text:p text:style-name="P115">String.prototype.at();</text:p>
            <text:p text:style-name="P115"/>
            <text:p text:style-name="P115">String.prototype.matchAll();</text:p>
            <text:p text:style-name="P115"/>
            <text:p text:style-name="P115">String.prototype.padStart();</text:p>
            <text:p text:style-name="P115">String.prototype.padEnd();</text:p>
            <text:p text:style-name="P115"/>
            <text:p text:style-name="P115">String.prototype.replaceAll();</text:p>
            <text:p text:style-name="P115"/>
            <text:p text:style-name="P115">String.prototype.trimStart();</text:p>
            <text:p text:style-name="P115">String.prototype.trimLeft();</text:p>
            <text:p text:style-name="P115"/>
            <text:p text:style-name="P115">String.prototype.trimEnd();</text:p>
            <text:p text:style-name="P115">String.prototype.trimRight();</text:p>
            <text:p text:style-name="P115"/>
            <text:p text:style-name="P115">Typedarray.prototype.at();</text:p>
            <text:p text:style-name="P115"/>
            <text:p text:style-name="P115">TypedArray.prototype.findLast();</text:p>
            <text:p text:style-name="P11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4">v5.<text:span text:style-name="T24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5">BigInt.prototype.toJSON();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14T23:13:37.158717400</dc:date>
    <meta:print-date>2025-10-10T15:58:30.201502100</meta:print-date>
    <meta:editing-cycles>1116</meta:editing-cycles>
    <meta:editing-duration>P1DT8H56M46S</meta:editing-duration>
    <meta:printed-by>PDF files</meta:printed-by>
    <meta:document-statistic meta:table-count="7" meta:image-count="0" meta:object-count="0" meta:page-count="6" meta:paragraph-count="446" meta:word-count="714" meta:character-count="11339" meta:non-whitespace-character-count="11051"/>
    <meta:template xlink:type="simple" xlink:actuate="onRequest" xlink:title="" xlink:href="Normal.dotm"/>
  </office:meta>
</office:document-meta>
</file>